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6.995cm" table:align="left"/>
    </style:style>
    <style:style style:name="Таблица2.A" style:family="table-column">
      <style:table-column-properties style:column-width="16.995cm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267d" officeooo:paragraph-rsid="0004267d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4267d" officeooo:paragraph-rsid="0004267d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00ff" style:font-name="Droid Sans Mono" fo:font-size="10pt" fo:font-weight="normal" fo:background-color="#ffffff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008000" style:font-name="Droid Sans Mono" fo:font-size="10pt" fo:font-weight="normal" fo:background-color="#ffffff" style:font-size-asian="10pt" style:font-size-complex="10pt"/>
    </style:style>
    <style:style style:name="P6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T1" style:family="text">
      <style:text-properties fo:color="#0000ff"/>
    </style:style>
    <style:style style:name="T2" style:family="text">
      <style:text-properties fo:color="#0000ff" style:font-name="Droid Sans Mono" fo:font-size="10.5pt" fo:font-weight="normal" fo:background-color="#ffffff" loext:char-shading-value="0"/>
    </style:style>
    <style:style style:name="T3" style:family="text">
      <style:text-properties fo:color="#0000ff" style:font-name="Droid Sans Mono" fo:font-weight="normal" fo:background-color="#ffffff" loext:char-shading-value="0"/>
    </style:style>
    <style:style style:name="T4" style:family="text">
      <style:text-properties fo:color="#098658"/>
    </style:style>
    <style:style style:name="T5" style:family="text">
      <style:text-properties fo:color="#000000" style:font-name="Droid Sans Mono" fo:font-size="10.5pt" fo:font-weight="normal" fo:background-color="#ffffff" loext:char-shading-value="0"/>
    </style:style>
    <style:style style:name="T6" style:family="text">
      <style:text-properties fo:color="#000000" style:font-name="Droid Sans Mono" fo:font-weight="normal" fo:background-color="#ffffff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уктура FILE (/usr/include/x86_64-linux-gnu/bits/types/FILE.h)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#ifndef __FILE_defined</text:p>
            <text:p text:style-name="P3"><text:span text:style-name="T1">#define __FILE_defined </text:span><text:span text:style-name="T4">1</text:span></text:p>
            <text:p text:style-name="P6"/>
            <text:p text:style-name="P3"><text:span text:style-name="T1">struct</text:span> _IO_FILE;</text:p>
            <text:p text:style-name="P6"/>
            <text:p text:style-name="P5">/* The opaque type of streams. This is the definition used elsewhere. */</text:p>
            <text:p text:style-name="P3"><text:span text:style-name="T1">typedef</text:span> <text:span text:style-name="T1">struct</text:span> _IO_FILE FILE;</text:p>
            <text:p text:style-name="P6"/>
            <text:p text:style-name="P6"><text:span text:style-name="T3">#endif</text:span></text:p>
          </table:table-cell>
        </table:table-row>
      </table:table>
      <text:p text:style-name="P1"/>
      <text:p text:style-name="P1">Структура <text:span text:style-name="T8">_IO_FILE(/usr/include/bits/libio.h/_IO_FILE)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"><text:span text:style-name="T1">struct</text:span> _IO_FILE {</text:p>
            <text:p text:style-name="P3"><text:span text:style-name="T1"><text:s text:c="4"/>int</text:span> _flags;<text:span text:style-name="T9"> /* High-order word is _IO_MAGIC; rest is flags. */</text:span></text:p>
            <text:p text:style-name="P3"><text:span text:style-name="T1">#define _IO_file_flags _flags</text:span></text:p>
            <text:p text:style-name="P6"/>
            <text:p text:style-name="P5">/* The following pointers correspond to the C++ streambuf protocol. */</text:p>
            <text:p text:style-name="P5">/* Note: Tk uses the _IO_read_ptr and _IO_read_end fields directly. */</text:p>
            <text:p text:style-name="P3"><text:span text:style-name="T1"><text:s text:c="4"/>char</text:span>* _IO_read_ptr;<text:span text:style-name="T9"> /* Current read pointer */</text:span></text:p>
            <text:p text:style-name="P3"><text:span text:style-name="T1"><text:s text:c="4"/>char</text:span>* _IO_read_end;<text:span text:style-name="T9"> /* End of get area. */</text:span></text:p>
            <text:p text:style-name="P3"><text:span text:style-name="T1"><text:s text:c="4"/>char</text:span>* _IO_read_base;<text:span text:style-name="T9"> /* Start of putback+get area. */</text:span></text:p>
            <text:p text:style-name="P3"><text:span text:style-name="T1"><text:s text:c="4"/>char</text:span>* _IO_write_base;<text:span text:style-name="T9"> /* Start of put area. */</text:span></text:p>
            <text:p text:style-name="P3"><text:span text:style-name="T1"><text:s text:c="4"/>char</text:span>* _IO_write_ptr;<text:span text:style-name="T9"> /* Current put pointer. */</text:span></text:p>
            <text:p text:style-name="P3"><text:span text:style-name="T1"><text:s text:c="4"/>char</text:span>* _IO_write_end;<text:span text:style-name="T9"> /* End of put area. */</text:span></text:p>
            <text:p text:style-name="P3"><text:span text:style-name="T1"><text:s text:c="4"/>char</text:span>* _IO_buf_base;<text:span text:style-name="T9"> /* Start of reserve area. */</text:span></text:p>
            <text:p text:style-name="P3"><text:span text:style-name="T1"><text:s text:c="4"/>char</text:span>* _IO_buf_end;<text:span text:style-name="T9"> /* End of reserve area. */</text:span></text:p>
            <text:p text:style-name="P5">/* The following fields are used to support backing up and undo. */</text:p>
            <text:p text:style-name="P3"><text:span text:style-name="T1"><text:s text:c="4"/>char</text:span> *_IO_save_base;<text:span text:style-name="T9"> /* Pointer to start of non-current get area. */</text:span></text:p>
            <text:p text:style-name="P3"><text:span text:style-name="T1"><text:s text:c="4"/>char</text:span> *_IO_backup_base;<text:span text:style-name="T9"> /* Pointer to first valid character of backup area */</text:span></text:p>
            <text:p text:style-name="P3"><text:span text:style-name="T1"><text:s text:c="4"/>char</text:span> *_IO_save_end;<text:span text:style-name="T9"> /* Pointer to end of non-current get area. */</text:span></text:p>
            <text:p text:style-name="P6"/>
            <text:p text:style-name="P3"><text:span text:style-name="T1"><text:s text:c="4"/>struct</text:span> _IO_marker <text:span text:style-name="T1">*</text:span>_markers;</text:p>
            <text:p text:style-name="P6"/>
            <text:p text:style-name="P3"><text:span text:style-name="T1"><text:s text:c="4"/>struct</text:span> _IO_FILE <text:span text:style-name="T1">*</text:span>_chain;</text:p>
            <text:p text:style-name="P6"/>
            <text:p text:style-name="P3"><text:span text:style-name="T1"><text:s text:c="4"/>int</text:span> _fileno;</text:p>
            <text:p text:style-name="P3"><text:span text:style-name="T1">#if </text:span><text:span text:style-name="T4">0</text:span></text:p>
            <text:p text:style-name="P3"><text:span text:style-name="T1"><text:s text:c="4"/>int</text:span> _blksize;</text:p>
            <text:p text:style-name="P4">#else</text:p>
            <text:p text:style-name="P3"><text:span text:style-name="T1"><text:s text:c="4"/>int</text:span> _flags2;</text:p>
            <text:p text:style-name="P4">#endif</text:p>
            <text:p text:style-name="P3"><text:span text:style-name="T1"><text:s text:c="4"/>_IO_off_t</text:span> _old_offset;<text:span text:style-name="T9"> /* This used to be _offset but it's too small. */</text:span></text:p>
            <text:p text:style-name="P6"/>
            <text:p text:style-name="P3"><text:span text:style-name="T1">#define __HAVE_COLUMN</text:span><text:span text:style-name="T9"> /* temporary */</text:span></text:p>
            <text:p text:style-name="P5"><text:s text:c="4"/>/* 1+column number of pbase(); 0 is unknown. */</text:p>
            <text:p text:style-name="P3"><text:span text:style-name="T1"><text:s text:c="4"/>unsigned</text:span> <text:span text:style-name="T1">short</text:span> _cur_column;</text:p>
            <text:p text:style-name="P3"><text:span text:style-name="T1"><text:s text:c="4"/>signed</text:span> <text:span text:style-name="T1">char</text:span> _vtable_offset;</text:p>
            <text:p text:style-name="P3"><text:span text:style-name="T1"><text:s text:c="4"/>char</text:span> _shortbuf[<text:span text:style-name="T4">1</text:span>];</text:p>
            <text:p text:style-name="P6"/>
            <text:p text:style-name="P5"><text:s text:c="4"/>/* char* _save_gptr; char* _save_egptr; */</text:p>
            <text:p text:style-name="P6"><text:soft-page-break/></text:p>
            <text:p text:style-name="P3"><text:s text:c="4"/>_IO_lock_t *_lock;</text:p>
            <text:p text:style-name="P4">#ifdef _IO_USE_OLD_IO_FILE</text:p>
            <text:p text:style-name="P6"><text:span text:style-name="T6">};</text:span></text:p>
          </table:table-cell>
        </table:table-row>
      </table:table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5T22:25:09.230966632</meta:creation-date>
    <dc:date>2021-04-26T00:58:33.485126870</dc:date>
    <meta:editing-duration>PT2H12M41S</meta:editing-duration>
    <meta:editing-cycles>1</meta:editing-cycles>
    <meta:document-statistic meta:table-count="2" meta:image-count="0" meta:object-count="0" meta:page-count="2" meta:paragraph-count="43" meta:word-count="240" meta:character-count="1698" meta:non-whitespace-character-count="1405"/>
    <meta:generator>LibreOffice/6.0.7.3$Linux_X86_64 LibreOffice_project/00m0$Build-3</meta:generator>
  </office:meta>
</office:document-meta>
</file>